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AppenderHandler.ChainsawAppenderHandler( final Chainsaw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sawAppenderHandl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orkerThread.Work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sawAppenderHandler.getIdentifier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append( 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getData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getTabIdentifier( Logging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erThread.dispatchEventBatch( ChainsawEventBatch eventBat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insawAppenderHandler.remove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setQueu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getQueu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ChainsawAppende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addEventBatchListener( EventBatch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remove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setDataRate( double data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insawAppenderHandler.add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getInterested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Thread.ru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ChainsawAppenderHandler.setIdentifierExpression( String identifier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insawAppenderHandler.add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Queue.enqueue( 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insawAppenderHandler.removeEventBatchListener( EventBatch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Queue.Work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sawAppenderHandler.requires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addCustomEventBatchListener( String identifier , EventBatch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Queu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sawAppenderHandler.receiveEventBatch( String identifier , List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Handl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